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e60e" officeooo:paragraph-rsid="0015e60e"/>
    </style:style>
    <style:style style:name="P2" style:family="paragraph" style:parent-style-name="Standard">
      <style:text-properties officeooo:rsid="0015e60e" officeooo:paragraph-rsid="0016749a"/>
    </style:style>
    <style:style style:name="P3" style:family="paragraph" style:parent-style-name="Standard">
      <style:text-properties officeooo:rsid="0016749a" officeooo:paragraph-rsid="0016749a"/>
    </style:style>
    <style:style style:name="P4" style:family="paragraph" style:parent-style-name="Standard">
      <style:text-properties officeooo:rsid="0016fe5d" officeooo:paragraph-rsid="0016fe5d"/>
    </style:style>
    <style:style style:name="P5" style:family="paragraph" style:parent-style-name="Standard">
      <style:text-properties officeooo:rsid="0017cb3b" officeooo:paragraph-rsid="0017cb3b"/>
    </style:style>
    <style:style style:name="P6" style:family="paragraph" style:parent-style-name="Standard">
      <style:text-properties officeooo:rsid="00199ae4" officeooo:paragraph-rsid="00199ae4"/>
    </style:style>
    <style:style style:name="P7" style:family="paragraph" style:parent-style-name="Standard">
      <style:text-properties officeooo:rsid="001b894e" officeooo:paragraph-rsid="001b894e"/>
    </style:style>
    <style:style style:name="T1" style:family="text">
      <style:text-properties officeooo:rsid="0016749a"/>
    </style:style>
    <style:style style:name="T2" style:family="text">
      <style:text-properties officeooo:rsid="0016fe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la fin de chaque semaine le point de rémuneration des agents d’une entreprise se fait en ajoutant a leur salaire de base la prime des heures supplémentaire qui se calcule comme suit</text:p>
      <text:p text:style-name="P1"/>
      <text:p text:style-name="P1">A-) Pour les heures supplémentaire d’au plus 4h</text:p>
      <text:p text:style-name="P1"><text:tab/>le taux supplémentaire appliqué est égal au taux régulier majoré de :</text:p>
      <text:p text:style-name="P1"><text:s/>10% pour les caissiers , 5% pour tous les autre techniciens junior, 8% pour tous les autres technicien seniors</text:p>
      <text:p text:style-name="P1"/>
      <text:p text:style-name="P1">B-) Pour les heures supplémentaire au-delà de 4h, le paiement se fait par tranche. Les quatre premières heures sont payées comme ci-dessus et le reste suivant les règles de gestion ci-après</text:p>
      <text:p text:style-name="P1"><text:tab/>le taux supplémentaire appliqué est égal au taux régulier majoré de: 10% pour les caissier seniors et 8% pour les caissiers juniors ,10% pour les techniciens seniors et 5% pour les techniciens juniors</text:p>
      <text:p text:style-name="P1"/>
      <text:p text:style-name="P1">Class Agent</text:p>
      <text:p text:style-name="P1"><text:tab/>Attributs privés :</text:p>
      <text:p text:style-name="P1"/>
      <text:p text:style-name="P1"><text:tab/>matricule :Entier</text:p>
      <text:p text:style-name="P1"><text:tab/>nom : <text:span text:style-name="T1">C</text:span>haine</text:p>
      <text:p text:style-name="P1"><text:tab/>prenom:Chaine</text:p>
      <text:p text:style-name="P1"><text:tab/>fonction : Chaine</text:p>
      <text:p text:style-name="P1"><text:tab/>categorie : <text:span text:style-name="T1">C</text:span>haine //<text:span text:style-name="T2">junior ou senior</text:span></text:p>
      <text:p text:style-name="P1"><text:tab/>salaire de base : Entier</text:p>
      <text:p text:style-name="P1"><text:tab/></text:p>
      <text:p text:style-name="P1"><text:tab/><text:span text:style-name="T1">Methode publiques :</text:span></text:p>
      <text:p text:style-name="P1"><text:tab/></text:p>
      <text:p text:style-name="P1"><text:tab/><text:span text:style-name="T1">Procedure enregistreagent(te) //ajout</text:span></text:p>
      <text:p text:style-name="P3">finClass</text:p>
      <text:p text:style-name="P3"/>
      <text:p text:style-name="P2">Class <text:span text:style-name="T1">Salaire</text:span></text:p>
      <text:p text:style-name="P2"><text:tab/>Attributs privés :</text:p>
      <text:p text:style-name="P2"/>
      <text:p text:style-name="P2"><text:tab/><text:span text:style-name="T1">etat:Caractere // etat du salaire: ‘d’ disponible, ‘p’ pour payé</text:span></text:p>
      <text:p text:style-name="P3"><text:tab/>mois : Entier</text:p>
      <text:p text:style-name="P3"><text:tab/>année:Entier</text:p>
      <text:p text:style-name="P3"><text:tab/>heursup : Entier //durree des heures supplementaires</text:p>
      <text:p text:style-name="P3"><text:tab/>salaireNet : Entier</text:p>
      <text:p text:style-name="P2"><text:tab/></text:p>
      <text:p text:style-name="P2"><text:tab/><text:span text:style-name="T1">Methode publiques :</text:span></text:p>
      <text:p text:style-name="P2"><text:tab/><text:span text:style-name="T1">Fonction salaireNet() : Entier //retourne le salaire net d’un agent</text:span></text:p>
      <text:p text:style-name="P2"><text:tab/><text:span text:style-name="T1">Procedure changerEtat() // modifie l’etat du salaire de ‘d’ disponible a ‘p’ pour payé</text:span></text:p>
      <text:p text:style-name="P3">finClass</text:p>
      <text:p text:style-name="P4"><text:soft-page-break/></text:p>
      <text:p text:style-name="P5">La commission d’un agent de credit depend du nombre de dossier de prêt finalisé (NDPF) dans le mois et du montant total du prêt</text:p>
      <text:p text:style-name="P5"/>
      <text:p text:style-name="P5">A la fin de chaque mois le point de rémunération des agents de prêt se fait en ajoutant au salaire brut, la commission du moi</text:p>
      <text:p text:style-name="P5">Le taux de commission est de 2% le NDPF&lt;5 et de 2,5 % dans le cas contraire</text:p>
      <text:p text:style-name="P5"/>
      <text:p text:style-name="P6">Classe Employés</text:p>
      <text:p text:style-name="P6"><text:tab/>Attributs privés :</text:p>
      <text:p text:style-name="P6"><text:tab/>id:entier</text:p>
      <text:p text:style-name="P6"><text:tab/>nom:chaine</text:p>
      <text:p text:style-name="P6"><text:tab/>prenoms:chaine</text:p>
      <text:p text:style-name="P6"><text:tab/>categorie:chaine</text:p>
      <text:p text:style-name="P6"><text:tab/>salaire:entier</text:p>
      <text:p text:style-name="P6"><text:tab/></text:p>
      <text:p text:style-name="P6"><text:tab/>Methode publique :</text:p>
      <text:p text:style-name="P6"><text:tab/>Procedure enregistreragent() </text:p>
      <text:p text:style-name="P6">FinClasse</text:p>
      <text:p text:style-name="P6"/>
      <text:p text:style-name="P6">Classe Salaire</text:p>
      <text:p text:style-name="P6"><text:tab/>Attributs privés :</text:p>
      <text:p text:style-name="P6"><text:tab/>mois:entier</text:p>
      <text:p text:style-name="P6"><text:tab/>annee:entier</text:p>
      <text:p text:style-name="P6"><text:tab/>commission:entier</text:p>
      <text:p text:style-name="P6"><text:tab/>salairenet:entier</text:p>
      <text:p text:style-name="P6"><text:tab/></text:p>
      <text:p text:style-name="P6"><text:tab/></text:p>
      <text:p text:style-name="P6"><text:tab/>Methode publique :</text:p>
      <text:p text:style-name="P6"><text:tab/>Fonction salairenet():entier //retourne le salaire net d’un agent</text:p>
      <text:p text:style-name="P6">FinClasse</text:p>
      <text:p text:style-name="P6"/>
      <text:p text:style-name="P6">Tache : Apres avoir definir la classe salaire, écrivez la methode salairenet() ;</text:p>
      <text:p text:style-name="P6"/>
      <text:p text:style-name="P7">Le propriétaire d’un magasin importe ses articles de l’étranger. Un article est caractérisé par son code(codeArticle),sa marque(marque) et son prix hors taxe (prixHorsTaxe). Le prix de transport d’un article représente 5 % du prix hors taxe et la taxe douanière est de 18 % pour chaque article.</text:p>
      <text:p text:style-name="P7">Proposer un programme java qui definit la classe article .On proposera le constructeur adequat, la methode qui permet de calculer le prix du transport d’un article, la methode qui permet de calculer la taxe douanière connaissant le prix hors taxe d’un article et la methode qui présente le prix minimum de vente de cet article dans un magasin sachant que le proprietaire gagane 75 % du prix d’achat sur chat artic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4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4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4T23:08:09.098940239</meta:creation-date>
    <dc:date>2024-07-15T01:39:38.577749646</dc:date>
    <meta:editing-duration>PT1M37S</meta:editing-duration>
    <meta:editing-cycles>1</meta:editing-cycles>
    <meta:document-statistic meta:table-count="0" meta:image-count="0" meta:object-count="0" meta:page-count="2" meta:paragraph-count="59" meta:word-count="459" meta:character-count="2873" meta:non-whitespace-character-count="2424"/>
    <meta:generator>LibreOffice/7.3.7.2$Linux_X86_64 LibreOffice_project/30$Build-2</meta:generator>
  </office:meta>
</office:document-meta>
</file>